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2cc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b52cc1/#c7639f/g&quot; *.svg" calcext:value-type="string">
            <text:p>sed -i --follow-symlinks "s/#b52cc1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e4e4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e4e4e4/#cbcccc/g&quot; *.svg" calcext:value-type="string">
            <text:p>sed -i --follow-symlinks "s/#e4e4e4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0d95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80d955/#44c367/g&quot; *.svg" calcext:value-type="string">
            <text:p>sed -i --follow-symlinks "s/#80d95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569c7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c569c7/#c7639f/g&quot; *.svg" calcext:value-type="string">
            <text:p>sed -i --follow-symlinks "s/#c569c7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6ba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16baf7/#13b1d5/g&quot; *.svg" calcext:value-type="string">
            <text:p>sed -i --follow-symlinks "s/#16ba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62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ffc62e/#ffb86c/g&quot; *.svg" calcext:value-type="string">
            <text:p>sed -i --follow-symlinks "s/#ffc62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c0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ffbc01/#ffb86c/g&quot; *.svg" calcext:value-type="string">
            <text:p>sed -i --follow-symlinks "s/#ffbc01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0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1890d0/#13b1d5/g&quot; *.svg" calcext:value-type="string">
            <text:p>sed -i --follow-symlinks "s/#1890d0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b1ed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66b1ed/#13b1d5/g&quot; *.svg" calcext:value-type="string">
            <text:p>sed -i --follow-symlinks "s/#66b1ed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555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fc5555/#ff5555/g&quot; *.svg" calcext:value-type="string">
            <text:p>sed -i --follow-symlinks "s/#fc555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2e2e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2e2e2e/#282a36/g&quot; *.svg" calcext:value-type="string">
            <text:p>sed -i --follow-symlinks "s/#2e2e2e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85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585858/#44475a/g&quot; *.svg" calcext:value-type="string">
            <text:p>sed -i --follow-symlinks "s/#58585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4cc5f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64cc5f/#44c367/g&quot; *.svg" calcext:value-type="string">
            <text:p>sed -i --follow-symlinks "s/#64cc5f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c5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585c5f/#44475a/g&quot; *.svg" calcext:value-type="string">
            <text:p>sed -i --follow-symlinks "s/#585c5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ae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3daee9/#13b1d5/g&quot; *.svg" calcext:value-type="string">
            <text:p>sed -i --follow-symlinks "s/#3dae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fafa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fafafa/#f8f8f2/g&quot; *.svg" calcext:value-type="string">
            <text:p>sed -i --follow-symlinks "s/#fafafa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7cb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77cb75/#44c367/g&quot; *.svg" calcext:value-type="string">
            <text:p>sed -i --follow-symlinks "s/#77cb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69d0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1c69d0/#515d85/g&quot; *.svg" calcext:value-type="string">
            <text:p>sed -i --follow-symlinks "s/#1c69d0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85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3585f3/#6272a4/g&quot; *.svg" calcext:value-type="string">
            <text:p>sed -i --follow-symlinks "s/#3585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97f3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5997f3/#8894b8/g&quot; *.svg" calcext:value-type="string">
            <text:p>sed -i --follow-symlinks "s/#5997f3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4c5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f54c5d/#ff5555/g&quot; *.svg" calcext:value-type="string">
            <text:p>sed -i --follow-symlinks "s/#f54c5d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04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3d4043/#44475a/g&quot; *.svg" calcext:value-type="string">
            <text:p>sed -i --follow-symlinks "s/#3d4043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a94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8a9495/#9ea0a6/g&quot; *.svg" calcext:value-type="string">
            <text:p>sed -i --follow-symlinks "s/#8a9495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a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b7babe/#cbcccc/g&quot; *.svg" calcext:value-type="string">
            <text:p>sed -i --follow-symlinks "s/#b7ba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f4f4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4f4f4f/#44475a/g&quot; *.svg" calcext:value-type="string">
            <text:p>sed -i --follow-symlinks "s/#4f4f4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89f9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6d89f9/#6272a4/g&quot; *.svg" calcext:value-type="string">
            <text:p>sed -i --follow-symlinks "s/#6d89f9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6fb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966fb2/#9576c5/g&quot; *.svg" calcext:value-type="string">
            <text:p>sed -i --follow-symlinks "s/#966fb2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2f7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ece2f7/#f8f8f2/g&quot; *.svg" calcext:value-type="string">
            <text:p>sed -i --follow-symlinks "s/#ece2f7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596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4c5969/#44475a/g&quot; *.svg" calcext:value-type="string">
            <text:p>sed -i --follow-symlinks "s/#4c596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aa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71aa75/#44c367/g&quot; *.svg" calcext:value-type="string">
            <text:p>sed -i --follow-symlinks "s/#71aa7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bc891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8bc891/#50fa7b/g&quot; *.svg" calcext:value-type="string">
            <text:p>sed -i --follow-symlinks "s/#8bc891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e2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ff5e27/#ff5555/g&quot; *.svg" calcext:value-type="string">
            <text:p>sed -i --follow-symlinks "s/#ff5e27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0a5a7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20a5a7/#168daa/g&quot; *.svg" calcext:value-type="string">
            <text:p>sed -i --follow-symlinks "s/#20a5a7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540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d35400/#c7484a/g&quot; *.svg" calcext:value-type="string">
            <text:p>sed -i --follow-symlinks "s/#d35400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77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ff7700/#c7925b/g&quot; *.svg" calcext:value-type="string">
            <text:p>sed -i --follow-symlinks "s/#ff770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a55b9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aa55b9/#c7639f/g&quot; *.svg" calcext:value-type="string">
            <text:p>sed -i --follow-symlinks "s/#aa55b9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434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e2434b/#c7484a/g&quot; *.svg" calcext:value-type="string">
            <text:p>sed -i --follow-symlinks "s/#e2434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9b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1c9bf5/#6272a4/g&quot; *.svg" calcext:value-type="string">
            <text:p>sed -i --follow-symlinks "s/#1c9b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4c9d0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74c9d0/#72bfd0/g&quot; *.svg" calcext:value-type="string">
            <text:p>sed -i --follow-symlinks "s/#74c9d0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859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ffc859/#fdc88e/g&quot; *.svg" calcext:value-type="string">
            <text:p>sed -i --follow-symlinks "s/#ffc859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a4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ffa444/#c7925b/g&quot; *.svg" calcext:value-type="string">
            <text:p>sed -i --follow-symlinks "s/#ffa444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8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f35852/#ff5555/g&quot; *.svg" calcext:value-type="string">
            <text:p>sed -i --follow-symlinks "s/#f35852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371b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c9371b/#c7484a/g&quot; *.svg" calcext:value-type="string">
            <text:p>sed -i --follow-symlinks "s/#c9371b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cb32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4dcb32/#44c367/g&quot; *.svg" calcext:value-type="string">
            <text:p>sed -i --follow-symlinks "s/#4dcb32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d8a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1d8af3/#6272a4/g&quot; *.svg" calcext:value-type="string">
            <text:p>sed -i --follow-symlinks "s/#1d8a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da3e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5da3ee/#6272a4/g&quot; *.svg" calcext:value-type="string">
            <text:p>sed -i --follow-symlinks "s/#5da3e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e74b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3e74b7/#515d85/g&quot; *.svg" calcext:value-type="string">
            <text:p>sed -i --follow-symlinks "s/#3e74b7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a3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32a3d7/#13b1d5/g&quot; *.svg" calcext:value-type="string">
            <text:p>sed -i --follow-symlinks "s/#32a3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8d43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1c8d43/#44c367/g&quot; *.svg" calcext:value-type="string">
            <text:p>sed -i --follow-symlinks "s/#1c8d43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57959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a57959/#c7925b/g&quot; *.svg" calcext:value-type="string">
            <text:p>sed -i --follow-symlinks "s/#a57959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b0e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3db0e3/#13b1d5/g&quot; *.svg" calcext:value-type="string">
            <text:p>sed -i --follow-symlinks "s/#3db0e3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4747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474747/#44475a/g&quot; *.svg" calcext:value-type="string">
            <text:p>sed -i --follow-symlinks "s/#474747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663e5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a663e5/#9576c5/g&quot; *.svg" calcext:value-type="string">
            <text:p>sed -i --follow-symlinks "s/#a663e5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5baf4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e5baf4/#ccacf7/g&quot; *.svg" calcext:value-type="string">
            <text:p>sed -i --follow-symlinks "s/#e5baf4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13131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313131/#282a36/g&quot; *.svg" calcext:value-type="string">
            <text:p>sed -i --follow-symlinks "s/#313131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6bc0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5c6bc0/#6272a4/g&quot; *.svg" calcext:value-type="string">
            <text:p>sed -i --follow-symlinks "s/#5c6bc0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575cd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9575cd/#9576c5/g&quot; *.svg" calcext:value-type="string">
            <text:p>sed -i --follow-symlinks "s/#9575cd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d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4d8dd8/#6272a4/g&quot; *.svg" calcext:value-type="string">
            <text:p>sed -i --follow-symlinks "s/#4d8d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f3942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2f3942/#282a36/g&quot; *.svg" calcext:value-type="string">
            <text:p>sed -i --follow-symlinks "s/#2f3942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793e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1793ef/#13b1d5/g&quot; *.svg" calcext:value-type="string">
            <text:p>sed -i --follow-symlinks "s/#1793e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ca4d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1ca4d4/#13b1d5/g&quot; *.svg" calcext:value-type="string">
            <text:p>sed -i --follow-symlinks "s/#1ca4d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8fd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1f8fd7/#13b1d5/g&quot; *.svg" calcext:value-type="string">
            <text:p>sed -i --follow-symlinks "s/#1f8fd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7ec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1897ec/#6272a4/g&quot; *.svg" calcext:value-type="string">
            <text:p>sed -i --follow-symlinks "s/#1897ec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4d035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f4d035/#f1fa8c/g&quot; *.svg" calcext:value-type="string">
            <text:p>sed -i --follow-symlinks "s/#f4d035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bbc0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b5bbc0/#cbcccc/g&quot; *.svg" calcext:value-type="string">
            <text:p>sed -i --follow-symlinks "s/#b5bbc0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343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2e3436/#282a36/g&quot; *.svg" calcext:value-type="string">
            <text:p>sed -i --follow-symlinks "s/#2e3436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51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e25136/#c7484a/g&quot; *.svg" calcext:value-type="string">
            <text:p>sed -i --follow-symlinks "s/#e2513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30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ffb30a/#ffb86c/g&quot; *.svg" calcext:value-type="string">
            <text:p>sed -i --follow-symlinks "s/#ffb30a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21919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121919/#1e1f29/g&quot; *.svg" calcext:value-type="string">
            <text:p>sed -i --follow-symlinks "s/#121919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5de68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f5de68/#fdc88e/g&quot; *.svg" calcext:value-type="string">
            <text:p>sed -i --follow-symlinks "s/#f5de68/#fdc88e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32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232323/#282a36/g&quot; *.svg" calcext:value-type="string">
            <text:p>sed -i --follow-symlinks "s/#232323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dfdfd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fdfdfd/#f8f8f2/g&quot; *.svg" calcext:value-type="string">
            <text:p>sed -i --follow-symlinks "s/#fdfdfd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1818</text:p>
          </table:table-cell>
          <table:table-cell table:style-name="ce1" office:value-type="string" calcext:value-type="string">
            <text:p>1e1f29</text:p>
          </table:table-cell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181818/#1e1f29/g&quot; *.svg" calcext:value-type="string">
            <text:p>sed -i --follow-symlinks "s/#181818/#1e1f2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9a9a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a9a9a9/#9ea0a6/g&quot; *.svg" calcext:value-type="string">
            <text:p>sed -i --follow-symlinks "s/#a9a9a9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96d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0c96df/#6272a4/g&quot; *.svg" calcext:value-type="string">
            <text:p>sed -i --follow-symlinks "s/#0c96d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4d4e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4d4d4e/#44475a/g&quot; *.svg" calcext:value-type="string">
            <text:p>sed -i --follow-symlinks "s/#4d4d4e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8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f89820/#c7925b/g&quot; *.svg" calcext:value-type="string">
            <text:p>sed -i --follow-symlinks "s/#f8982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f6f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ffbf6f/#ffb86c/g&quot; *.svg" calcext:value-type="string">
            <text:p>sed -i --follow-symlinks "s/#ffbf6f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a383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2a3838/#282a36/g&quot; *.svg" calcext:value-type="string">
            <text:p>sed -i --follow-symlinks "s/#2a383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cb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2ecbff/#4cc3dc/g&quot; *.svg" calcext:value-type="string">
            <text:p>sed -i --follow-symlinks "s/#2ecbff/#4cc3dc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5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11T23:05:55.161388989</dc:date>
    <meta:editing-duration>PT11H24M42S</meta:editing-duration>
    <meta:editing-cycles>125</meta:editing-cycles>
    <meta:generator>LibreOffice/7.4.5.1$Linux_X86_64 LibreOffice_project/40$Build-1</meta:generator>
    <meta:document-statistic meta:table-count="1" meta:cell-count="2057" meta:object-count="0"/>
  </office:meta>
</office:document-meta>
</file>